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7pt" style:font-size-asian="7pt" style:font-size-complex="7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4" draw:id="id4" draw:layer="layout" svg:width="3.3cm" svg:height="2.5cm" svg:x="0.101cm" svg:y="0.1cm">
          <draw:glue-point draw:id="4" svg:x="4.696cm" svg:y="4.6cm"/>
          <draw:glue-point draw:id="5" svg:x="-1.06cm" svg:y="5.008cm"/>
          <draw:glue-point draw:id="6" svg:x="1.06cm" svg:y="5.008cm"/>
          <text:p text:style-name="P1"><text:span text:style-name="T1">Menu</text:span></text:p>
          <text:p text:style-name="P1"><text:span text:style-name="T2"/></text:p>
          <text:p text:style-name="P2"><text:span text:style-name="T3">* games</text:span></text:p>
          <text:p text:style-name="P2"><text:span text:style-name="T3">* skype</text:span></text:p>
          <text:p text:style-name="P2"><text:span text:style-name="T3">* blood pressure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" draw:id="id1" draw:layer="layout" svg:width="3.3cm" svg:height="2.5cm" svg:x="4.701cm" svg:y="0.1cm">
          <draw:glue-point draw:id="4" svg:x="-4.696cm" svg:y="4.6cm"/>
          <text:p text:style-name="P1"><text:span text:style-name="T4">Pending reminder</text:span></text:p>
          <text:p text:style-name="P1"><text:span text:style-name="T2"/></text:p>
          <text:p text:style-name="P1"><text:span text:style-name="T3">Have you taken</text:span></text:p>
          <text:p text:style-name="P1"><text:span text:style-name="T3">your *** medi-</text:span></text:p>
          <text:p text:style-name="P1"><text:span text:style-name="T3">cation already?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" draw:id="id2" draw:layer="layout" svg:width="3.3cm" svg:height="2.5cm" svg:x="9.901cm" svg:y="0.1cm">
          <text:p text:style-name="P1"><text:span text:style-name="T1">Not taken yet</text:span></text:p>
          <text:p text:style-name="P1"><text:span text:style-name="T2"/></text:p>
          <text:p text:style-name="P1"><text:span text:style-name="T3">Shall we do it</text:span></text:p>
          <text:p text:style-name="P1"><text:span text:style-name="T3">together?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3.3cm" svg:height="2.5cm" svg:x="2.001cm" svg:y="4cm">
          <draw:glue-point draw:id="4" svg:x="-4.696cm" svg:y="-4.6cm"/>
          <draw:glue-point draw:id="5" svg:x="4.696cm" svg:y="-4.6cm"/>
          <draw:glue-point draw:id="6" svg:x="-1.666cm" svg:y="5.008cm"/>
          <draw:glue-point draw:id="7" svg:x="1.666cm" svg:y="5.008cm"/>
          <draw:glue-point draw:id="8" svg:x="-0.757cm" svg:y="-5.004cm" draw:escape-direction="up"/>
          <draw:glue-point draw:id="9" svg:x="0.757cm" svg:y="-5.004cm" draw:escape-direction="up"/>
          <text:p text:style-name="P1"><text:span text:style-name="T1">Polling</text:span></text:p>
          <text:p text:style-name="P1"><text:span text:style-name="T2"/></text:p>
          <text:p text:style-name="P1"><text:span text:style-name="T3">Searching for</text:span></text:p>
          <text:p text:style-name="P1"><text:span text:style-name="T3">pending</text:span></text:p>
          <text:p text:style-name="P1"><text:span text:style-name="T3">reminder...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5" draw:id="id5" draw:layer="layout" svg:width="3.3cm" svg:height="2.5cm" svg:x="6.101cm" svg:y="3.999cm">
          <text:p text:style-name="P1"><text:span text:style-name="T1">Refuse intake</text:span></text:p>
          <text:p text:style-name="P1"><text:span text:style-name="T2"/></text:p>
          <text:p text:style-name="P1"><text:span text:style-name="T3">May I ask why?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8.001cm" svg:y1="1.35cm" svg:x2="9.901cm" svg:y2="1.35cm" draw:start-shape="id1" draw:start-glue-point="1" draw:end-shape="id2" draw:end-glue-point="3" svg:d="m8001 1350h1900">
          <text:p/>
        </draw:connector>
        <draw:connector draw:style-name="gr2" draw:text-style-name="P1" draw:layer="layout" draw:type="curve" svg:x1="6.351cm" svg:y1="2.6cm" svg:x2="5.2cm" svg:y2="4.1cm" draw:start-shape="id1" draw:start-glue-point="2" draw:end-shape="id3" draw:end-glue-point="5" svg:d="m6351 2600c0 1051-1151 302-1151 1500">
          <text:p/>
        </draw:connector>
        <draw:connector draw:style-name="gr2" draw:text-style-name="P1" draw:layer="layout" draw:type="curve" svg:x1="2.1cm" svg:y1="2.6cm" svg:x2="2.102cm" svg:y2="4.1cm" draw:start-shape="id4" draw:start-glue-point="6" draw:end-shape="id3" draw:end-glue-point="4" svg:d="m2100 2600c0 1051 2 302 2 1500">
          <text:p/>
        </draw:connector>
        <draw:connector draw:style-name="gr2" draw:text-style-name="P1" draw:layer="layout" draw:type="curve" svg:x1="3.402cm" svg:y1="4cm" svg:x2="3.3cm" svg:y2="2.5cm" draw:start-shape="id3" draw:start-glue-point="8" draw:end-shape="id4" draw:end-glue-point="4" svg:d="m3402 4000c0-1048-102-299-102-1500">
          <text:p/>
        </draw:connector>
        <draw:connector draw:style-name="gr2" draw:text-style-name="P1" draw:layer="layout" draw:type="curve" svg:x1="3.9cm" svg:y1="4cm" svg:x2="4.802cm" svg:y2="2.5cm" draw:start-shape="id3" draw:start-glue-point="9" draw:end-shape="id1" draw:end-glue-point="4" svg:d="m3900 4000c0-1048 902-299 902-1500">
          <text:p/>
        </draw:connector>
        <draw:connector draw:style-name="gr2" draw:text-style-name="P1" draw:layer="layout" draw:type="curve" svg:x1="11.551cm" svg:y1="2.6cm" svg:x2="7.751cm" svg:y2="3.999cm" draw:start-shape="id2" draw:start-glue-point="2" draw:end-shape="id5" draw:end-glue-point="0" svg:d="m11551 2600c0 1050-3800 351-3800 1399">
          <text:p/>
        </draw:connector>
        <draw:custom-shape draw:style-name="gr1" draw:text-style-name="P3" xml:id="id7" draw:id="id7" draw:layer="layout" svg:width="3.3cm" svg:height="2.5cm" svg:x="14.2cm" svg:y="3.998cm">
          <draw:glue-point draw:id="4" svg:x="-4.693cm" svg:y="-4.592cm"/>
          <text:p text:style-name="P1"><text:span text:style-name="T1">No help</text:span></text:p>
          <text:p text:style-name="P1"><text:span text:style-name="T2"/></text:p>
          <text:p text:style-name="P1"><text:span text:style-name="T3">Alright. Please</text:span></text:p>
          <text:p text:style-name="P1"><text:span text:style-name="T3">Go ahead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6" draw:id="id6" draw:layer="layout" svg:width="3.3cm" svg:height="2.5cm" svg:x="9.9cm" svg:y="3.998cm">
          <draw:glue-point draw:id="4" svg:x="4.7cm" svg:y="-4.592cm" draw:escape-direction="up"/>
          <text:p text:style-name="P1"><text:span text:style-name="T1">Guided intake</text:span></text:p>
          <text:p text:style-name="P1"><text:span text:style-name="T2"/></text:p>
          <text:p text:style-name="P1"><text:span text:style-name="T3">Great! Please</text:span></text:p>
          <text:p text:style-name="P1"><text:span text:style-name="T3">make sure you</text:span></text:p>
          <text:p text:style-name="P1"><text:span text:style-name="T3">have your med...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1.551cm" svg:y1="2.6cm" svg:x2="11.55cm" svg:y2="3.998cm" draw:start-shape="id2" draw:start-glue-point="2" draw:end-shape="id6" draw:end-glue-point="0" svg:d="m11551 2600c0 1050-1 351-1 1398">
          <text:p/>
        </draw:connector>
        <draw:connector draw:style-name="gr2" draw:text-style-name="P1" draw:layer="layout" draw:type="curve" svg:x1="11.551cm" svg:y1="2.6cm" svg:x2="15.85cm" svg:y2="3.998cm" draw:start-shape="id2" draw:start-glue-point="2" draw:end-shape="id7" draw:end-glue-point="0" svg:d="m11551 2600c0 1050 4299 351 4299 1398">
          <text:p/>
        </draw:connector>
        <draw:custom-shape draw:style-name="gr1" draw:text-style-name="P3" xml:id="id8" draw:id="id8" draw:layer="layout" svg:width="3.3cm" svg:height="2.5cm" svg:x="11.999cm" svg:y="7.897cm">
          <draw:glue-point draw:id="4" svg:x="1.066cm" svg:y="-4.988cm"/>
          <text:p text:style-name="P1"><text:span text:style-name="T1">Well done!</text:span></text:p>
          <text:p text:style-name="P1"><text:span text:style-name="T2"/></text:p>
          <text:p text:style-name="P1"><text:span text:style-name="T3">Thank you!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3.3cm" svg:height="2.5cm" svg:x="8.198cm" svg:y="7.896cm">
          <text:p text:style-name="P1"><text:span text:style-name="T1">Reason</text:span></text:p>
          <text:p text:style-name="P1"><text:span text:style-name="T2"/></text:p>
          <text:p text:style-name="P1"><text:span text:style-name="T3">Please enter</text:span></text:p>
          <text:p text:style-name="P1"><text:span text:style-name="T3">now...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3.3cm" svg:height="2.5cm" svg:x="3.901cm" svg:y="7.895cm">
          <draw:glue-point draw:id="4" svg:x="-1.363cm" svg:y="-5.004cm"/>
          <text:p text:style-name="P1"><text:span text:style-name="T1">Staff notified</text:span></text:p>
          <text:p text:style-name="P1"><text:span text:style-name="T2"/></text:p>
          <text:p text:style-name="P1"><text:span text:style-name="T3">I've just notified</text:span></text:p>
          <text:p text:style-name="P1"><text:span text:style-name="T3">your caregiver</text:span></text:p>
          <text:p text:style-name="P1"><text:span text:style-name="T3">...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1.55cm" svg:y1="6.498cm" svg:x2="13.649cm" svg:y2="7.897cm" draw:start-shape="id6" draw:start-glue-point="2" draw:end-shape="id8" draw:end-glue-point="0" svg:d="m11550 6498c0 1050 2099 351 2099 1399">
          <text:p/>
        </draw:connector>
        <draw:connector draw:style-name="gr2" draw:text-style-name="P1" draw:layer="layout" svg:x1="13.649cm" svg:y1="10.397cm" svg:x2="3.651cm" svg:y2="6.5cm" draw:start-shape="id8" draw:start-glue-point="2" draw:end-shape="id3" draw:end-glue-point="2" svg:d="m13649 10397v502h-9998v-4399">
          <text:p/>
        </draw:connector>
        <draw:connector draw:style-name="gr2" draw:text-style-name="P1" draw:layer="layout" draw:type="curve" svg:x1="8.198cm" svg:y1="9.146cm" svg:x2="7.201cm" svg:y2="9.145cm" draw:start-shape="id9" draw:start-glue-point="3" draw:end-shape="id10" draw:end-glue-point="1" svg:d="m8198 9146c-747 0-249-1-997-1">
          <text:p/>
        </draw:connector>
        <draw:connector draw:style-name="gr2" draw:text-style-name="P1" draw:layer="layout" draw:type="curve" svg:x1="7.751cm" svg:y1="6.499cm" svg:x2="9.848cm" svg:y2="7.896cm" draw:start-shape="id5" draw:start-glue-point="2" draw:end-shape="id9" draw:end-glue-point="0" svg:d="m7751 6499c0 1048 2097 350 2097 1397">
          <text:p/>
        </draw:connector>
        <draw:connector draw:style-name="gr2" draw:text-style-name="P1" draw:layer="layout" draw:type="curve" svg:x1="7.751cm" svg:y1="6.499cm" svg:x2="5.551cm" svg:y2="7.895cm" draw:start-shape="id5" draw:start-glue-point="2" draw:end-shape="id10" draw:end-glue-point="0" svg:d="m7751 6499c0 1048-2200 351-2200 1396">
          <text:p/>
        </draw:connector>
        <draw:connector draw:style-name="gr2" draw:text-style-name="P1" draw:layer="layout" draw:type="curve" svg:x1="15.85cm" svg:y1="6.498cm" svg:x2="14cm" svg:y2="7.9cm" draw:start-shape="id7" draw:start-glue-point="2" draw:end-shape="id8" draw:end-glue-point="4" svg:d="m15850 6498c0 1050-1850 349-1850 1402">
          <text:p/>
        </draw:connector>
        <draw:custom-shape draw:style-name="gr1" draw:text-style-name="P3" xml:id="id11" draw:id="id11" draw:layer="layout" svg:width="3.3cm" svg:height="2.5cm" svg:x="0.101cm" svg:y="7.9cm">
          <draw:glue-point draw:id="4" svg:x="4.696cm" svg:y="4.6cm"/>
          <draw:glue-point draw:id="5" svg:x="1.06cm" svg:y="-5cm"/>
          <draw:glue-point draw:id="6" svg:x="-1.06cm" svg:y="-5.004cm"/>
          <text:p text:style-name="P1"><text:span text:style-name="T1">Additional serv.</text:span></text:p>
          <text:p text:style-name="P1"><text:span text:style-name="T2"/></text:p>
          <text:p text:style-name="P1"><text:span text:style-name="T3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.402cm" svg:y1="2.6cm" svg:x2="1.402cm" svg:y2="7.9cm" draw:start-shape="id4" draw:start-glue-point="5" draw:end-shape="id11" draw:end-glue-point="6" svg:d="m1402 2600v5300">
          <text:p/>
        </draw:connector>
        <draw:connector draw:style-name="gr2" draw:text-style-name="P1" draw:layer="layout" draw:type="curve" svg:x1="2.1cm" svg:y1="7.9cm" svg:x2="3.102cm" svg:y2="6.5cm" draw:start-shape="id11" draw:start-glue-point="5" draw:end-shape="id3" draw:end-glue-point="6" svg:d="m2100 7900c0-1048 1002-349 1002-1400">
          <text:p/>
        </draw:connector>
        <draw:connector draw:style-name="gr2" draw:text-style-name="P1" draw:layer="layout" draw:type="curve" svg:x1="5.102cm" svg:y1="7.895cm" svg:x2="4.2cm" svg:y2="6.5cm" draw:start-shape="id10" draw:start-glue-point="4" draw:end-shape="id3" draw:end-glue-point="7" svg:d="m5102 7895c0-1045-902-348-902-1395">
          <text:p/>
        </draw:connector>
        <draw:connector draw:style-name="gr2" draw:text-style-name="P1" draw:layer="layout" draw:type="curve" svg:x1="14.2cm" svg:y1="5.248cm" svg:x2="13.2cm" svg:y2="5.248cm" draw:start-shape="id7" draw:start-glue-point="3" draw:end-shape="id6" svg:d="m14200 5248h-1000">
          <text:p/>
        </draw:connector>
        <draw:frame draw:style-name="gr3" draw:text-style-name="P4" draw:layer="layout" svg:width="1.205cm" svg:height="1.088cm" svg:x="0.301cm" svg:y="4.5cm">
          <draw:text-box>
            <text:p><text:span text:style-name="T5">game,</text:span></text:p>
            <text:p><text:span text:style-name="T5">skype,</text:span></text:p>
            <text:p><text:span text:style-name="T5">...</text:span></text:p>
          </draw:text-box>
        </draw:frame>
        <draw:frame draw:style-name="gr3" draw:text-style-name="P4" draw:layer="layout" svg:width="1.306cm" svg:height="0.53cm" svg:x="1.963cm" svg:y="3.031cm">
          <draw:text-box>
            <text:p><text:span text:style-name="T5">timeout</text:span></text:p>
          </draw:text-box>
        </draw:frame>
        <draw:frame draw:style-name="gr3" draw:text-style-name="P4" draw:layer="layout" svg:width="1.438cm" svg:height="0.53cm" svg:x="3.178cm" svg:y="2.8cm">
          <draw:text-box>
            <text:p><text:span text:style-name="T5">no result</text:span></text:p>
          </draw:text-box>
        </draw:frame>
        <draw:frame draw:style-name="gr3" draw:text-style-name="P4" draw:layer="layout" svg:width="1.099cm" svg:height="0.53cm" svg:x="3.801cm" svg:y="3.37cm">
          <draw:text-box>
            <text:p><text:span text:style-name="T5">result</text:span></text:p>
          </draw:text-box>
        </draw:frame>
        <draw:frame draw:style-name="gr3" draw:text-style-name="P4" draw:layer="layout" svg:width="0.875cm" svg:height="0.53cm" svg:x="5.802cm" svg:y="3.1cm">
          <draw:text-box>
            <text:p><text:span text:style-name="T5">yes</text:span></text:p>
          </draw:text-box>
        </draw:frame>
        <draw:frame draw:style-name="gr3" draw:text-style-name="P4" draw:layer="layout" svg:width="0.773cm" svg:height="0.53cm" svg:x="8.302cm" svg:y="0.8cm">
          <draw:text-box>
            <text:p><text:span text:style-name="T5">no</text:span></text:p>
          </draw:text-box>
        </draw:frame>
        <draw:frame draw:style-name="gr3" draw:text-style-name="P4" draw:layer="layout" svg:width="0.773cm" svg:height="0.53cm" svg:x="8.701cm" svg:y="2.87cm">
          <draw:text-box>
            <text:p><text:span text:style-name="T5">no</text:span></text:p>
          </draw:text-box>
        </draw:frame>
        <draw:frame draw:style-name="gr3" draw:text-style-name="P4" draw:layer="layout" svg:width="2.022cm" svg:height="0.53cm" svg:x="13.528cm" svg:y="2.87cm">
          <draw:text-box>
            <text:p><text:span text:style-name="T5">I'll do it myself</text:span></text:p>
          </draw:text-box>
        </draw:frame>
        <draw:frame draw:style-name="gr3" draw:text-style-name="P4" draw:layer="layout" svg:width="0.875cm" svg:height="0.53cm" svg:x="10.826cm" svg:y="3.17cm">
          <draw:text-box>
            <text:p><text:span text:style-name="T5">yes</text:span></text:p>
          </draw:text-box>
        </draw:frame>
        <draw:frame draw:style-name="gr3" draw:text-style-name="P4" draw:layer="layout" svg:width="0.963cm" svg:height="0.53cm" svg:x="13.401cm" svg:y="4.6cm">
          <draw:text-box>
            <text:p><text:span text:style-name="T5">help</text:span></text:p>
          </draw:text-box>
        </draw:frame>
        <draw:frame draw:style-name="gr3" draw:text-style-name="P4" draw:layer="layout" svg:width="1.344cm" svg:height="0.53cm" svg:x="12.201cm" svg:y="6.7cm">
          <draw:text-box>
            <text:p><text:span text:style-name="T5">finished</text:span></text:p>
          </draw:text-box>
        </draw:frame>
        <draw:frame draw:style-name="gr3" draw:text-style-name="P4" draw:layer="layout" svg:width="1.344cm" svg:height="0.53cm" svg:x="14.801cm" svg:y="7.2cm">
          <draw:text-box>
            <text:p><text:span text:style-name="T5">finished</text:span></text:p>
          </draw:text-box>
        </draw:frame>
        <draw:frame draw:style-name="gr3" draw:text-style-name="P4" draw:layer="layout" svg:width="1.306cm" svg:height="0.53cm" svg:x="7.757cm" svg:y="10.47cm">
          <draw:text-box>
            <text:p><text:span text:style-name="T5">timeout</text:span></text:p>
          </draw:text-box>
        </draw:frame>
        <draw:frame draw:style-name="gr3" draw:text-style-name="P4" draw:layer="layout" svg:width="0.764cm" svg:height="0.53cm" svg:x="7.501cm" svg:y="8.57cm">
          <draw:text-box>
            <text:p><text:span text:style-name="T5">ok</text:span></text:p>
          </draw:text-box>
        </draw:frame>
        <draw:frame draw:style-name="gr3" draw:text-style-name="P4" draw:layer="layout" svg:width="0.875cm" svg:height="0.53cm" svg:x="8.501cm" svg:y="6.8cm">
          <draw:text-box>
            <text:p><text:span text:style-name="T5">yes</text:span></text:p>
          </draw:text-box>
        </draw:frame>
        <draw:frame draw:style-name="gr3" draw:text-style-name="P4" draw:layer="layout" svg:width="0.773cm" svg:height="0.53cm" svg:x="6.195cm" svg:y="6.8cm">
          <draw:text-box>
            <text:p><text:span text:style-name="T5">no</text:span></text:p>
          </draw:text-box>
        </draw:frame>
        <draw:frame draw:style-name="gr3" draw:text-style-name="P4" draw:layer="layout" svg:width="1.306cm" svg:height="0.53cm" svg:x="4.501cm" svg:y="6.7cm">
          <draw:text-box>
            <text:p><text:span text:style-name="T5">timeout</text:span></text:p>
          </draw:text-box>
        </draw:frame>
        <draw:frame draw:style-name="gr3" draw:text-style-name="P4" draw:layer="layout" svg:width="1.306cm" svg:height="0.809cm" svg:x="2.228cm" svg:y="7.1cm">
          <draw:text-box>
            <text:p><text:span text:style-name="T5">back,</text:span></text:p>
            <text:p><text:span text:style-name="T5">time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6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dwig Nägele</meta:initial-creator>
    <meta:creation-date>2012-08-07T17:24:13.77</meta:creation-date>
    <dc:date>2012-08-07T20:59:38.50</dc:date>
    <dc:creator>Ludwig Nägele</dc:creator>
    <meta:editing-duration>PT45M23S</meta:editing-duration>
    <meta:editing-cycles>7</meta:editing-cycles>
    <meta:generator>OpenOffice.org/3.4$Win32 OpenOffice.org_project/340m1$Build-9590</meta:generator>
    <meta:document-statistic meta:object-count="47"/>
  </office:meta>
</office:document-meta>
</file>